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84052" officeooo:paragraph-rsid="00084052"/>
    </style:style>
    <style:style style:name="P2" style:family="paragraph" style:parent-style-name="Text_20_body">
      <style:text-properties officeooo:rsid="00084052" officeooo:paragraph-rsid="00084c8f"/>
    </style:style>
    <style:style style:name="P3" style:family="paragraph" style:parent-style-name="Text_20_body">
      <style:text-properties officeooo:rsid="00084c8f" officeooo:paragraph-rsid="00084c8f"/>
    </style:style>
    <style:style style:name="P4" style:family="paragraph" style:parent-style-name="Text_20_body">
      <style:text-properties officeooo:rsid="0008b6ab" officeooo:paragraph-rsid="00095cc3"/>
    </style:style>
    <style:style style:name="P5" style:family="paragraph" style:parent-style-name="Text_20_body">
      <style:text-properties officeooo:rsid="0008b6ab" officeooo:paragraph-rsid="0011dfb3"/>
    </style:style>
    <style:style style:name="P6" style:family="paragraph" style:parent-style-name="Text_20_body">
      <style:text-properties officeooo:rsid="0008b6ab" officeooo:paragraph-rsid="0013a459"/>
    </style:style>
    <style:style style:name="P7" style:family="paragraph" style:parent-style-name="Text_20_body">
      <style:text-properties officeooo:rsid="0008b6ab" officeooo:paragraph-rsid="001574b7"/>
    </style:style>
    <style:style style:name="P8" style:family="paragraph" style:parent-style-name="Text_20_body">
      <style:text-properties officeooo:rsid="0008b6ab" officeooo:paragraph-rsid="0015f708"/>
    </style:style>
    <style:style style:name="P9" style:family="paragraph" style:parent-style-name="Text_20_body">
      <style:text-properties officeooo:rsid="00095cc3" officeooo:paragraph-rsid="00095cc3"/>
    </style:style>
    <style:style style:name="P10" style:family="paragraph" style:parent-style-name="Text_20_body">
      <style:text-properties officeooo:rsid="00095cc3" officeooo:paragraph-rsid="000f482b"/>
    </style:style>
    <style:style style:name="P11" style:family="paragraph" style:parent-style-name="Text_20_body">
      <style:text-properties officeooo:rsid="00095cc3" officeooo:paragraph-rsid="0015f708"/>
    </style:style>
    <style:style style:name="P12" style:family="paragraph" style:parent-style-name="Text_20_body">
      <style:text-properties officeooo:rsid="00095cc3" officeooo:paragraph-rsid="00186dc2"/>
    </style:style>
    <style:style style:name="P13" style:family="paragraph" style:parent-style-name="Text_20_body">
      <style:text-properties officeooo:rsid="00095cc3" officeooo:paragraph-rsid="00195b18"/>
    </style:style>
    <style:style style:name="P14" style:family="paragraph" style:parent-style-name="Text_20_body">
      <style:text-properties style:font-name="Courier 10 Pitch" fo:font-size="10pt" officeooo:rsid="000ccbb2" officeooo:paragraph-rsid="000f482b" style:font-size-asian="10pt" style:font-size-complex="10pt"/>
    </style:style>
    <style:style style:name="P15" style:family="paragraph" style:parent-style-name="Text_20_body">
      <style:text-properties style:font-name="Courier 10 Pitch" fo:font-size="10pt" officeooo:rsid="0013a459" officeooo:paragraph-rsid="0013a459" style:font-size-asian="10pt" style:font-size-complex="10pt"/>
    </style:style>
    <style:style style:name="P16" style:family="paragraph" style:parent-style-name="Text_20_body">
      <style:text-properties style:font-name="Courier 10 Pitch" fo:font-size="10pt" officeooo:rsid="0013a459" officeooo:paragraph-rsid="001574b7" style:font-size-asian="10pt" style:font-size-complex="10pt"/>
    </style:style>
    <style:style style:name="P17" style:family="paragraph" style:parent-style-name="Text_20_body">
      <style:text-properties style:font-name="Courier 10 Pitch" fo:font-size="10pt" officeooo:rsid="001574b7" officeooo:paragraph-rsid="001574b7" style:font-size-asian="10pt" style:font-size-complex="10pt"/>
    </style:style>
    <style:style style:name="P18" style:family="paragraph" style:parent-style-name="Text_20_body">
      <style:text-properties style:font-name="Courier 10 Pitch" fo:font-size="10pt" officeooo:rsid="00095cc3" officeooo:paragraph-rsid="00186dc2" style:font-size-asian="10pt" style:font-size-complex="10pt"/>
    </style:style>
    <style:style style:name="P19" style:family="paragraph" style:parent-style-name="Text_20_body">
      <style:text-properties style:font-name="Courier 10 Pitch" fo:font-size="10pt" officeooo:rsid="00095cc3" officeooo:paragraph-rsid="00195b18" style:font-size-asian="10pt" style:font-size-complex="10pt"/>
    </style:style>
    <style:style style:name="P20" style:family="paragraph" style:parent-style-name="Text_20_body">
      <style:text-properties style:font-name="Courier 10 Pitch" fo:font-size="10pt" officeooo:rsid="00195b18" officeooo:paragraph-rsid="00195b18" style:font-size-asian="10pt" style:font-size-complex="10pt"/>
    </style:style>
    <style:style style:name="P21" style:family="paragraph" style:parent-style-name="Text_20_body">
      <style:text-properties style:font-name="Courier 10 Pitch" fo:font-size="10pt" officeooo:rsid="00186dc2" officeooo:paragraph-rsid="00195b18" style:font-size-asian="10pt" style:font-size-complex="10pt"/>
    </style:style>
    <style:style style:name="P22" style:family="paragraph" style:parent-style-name="Text_20_body">
      <style:text-properties style:font-name="Courier 10 Pitch" officeooo:rsid="0010ab67" officeooo:paragraph-rsid="0010ab67"/>
    </style:style>
    <style:style style:name="P23" style:family="paragraph" style:parent-style-name="Text_20_body">
      <style:text-properties officeooo:rsid="000bce64" officeooo:paragraph-rsid="000bce64"/>
    </style:style>
    <style:style style:name="P24" style:family="paragraph" style:parent-style-name="Text_20_body">
      <style:text-properties officeooo:rsid="000ccbb2" officeooo:paragraph-rsid="000f482b"/>
    </style:style>
    <style:style style:name="P25" style:family="paragraph" style:parent-style-name="Text_20_body">
      <style:text-properties officeooo:rsid="000f482b" officeooo:paragraph-rsid="000f482b"/>
    </style:style>
    <style:style style:name="P26" style:family="paragraph" style:parent-style-name="Text_20_body">
      <style:text-properties officeooo:rsid="000f482b" officeooo:paragraph-rsid="0010ab67"/>
    </style:style>
    <style:style style:name="P27" style:family="paragraph" style:parent-style-name="Text_20_body">
      <style:text-properties officeooo:rsid="000f482b" officeooo:paragraph-rsid="0017c840"/>
    </style:style>
    <style:style style:name="P28" style:family="paragraph" style:parent-style-name="Text_20_body">
      <style:text-properties officeooo:rsid="000f482b" officeooo:paragraph-rsid="001b56ba"/>
    </style:style>
    <style:style style:name="P29" style:family="paragraph" style:parent-style-name="Text_20_body">
      <style:text-properties officeooo:rsid="0010ab67" officeooo:paragraph-rsid="0010ab67"/>
    </style:style>
    <style:style style:name="P30" style:family="paragraph" style:parent-style-name="Text_20_body">
      <style:text-properties officeooo:rsid="0010ab67" officeooo:paragraph-rsid="00125018"/>
    </style:style>
    <style:style style:name="P31" style:family="paragraph" style:parent-style-name="Text_20_body">
      <style:text-properties officeooo:rsid="000d90b8" officeooo:paragraph-rsid="000f482b"/>
    </style:style>
    <style:style style:name="P32" style:family="paragraph" style:parent-style-name="Text_20_body">
      <style:text-properties officeooo:rsid="00125018" officeooo:paragraph-rsid="00125018"/>
    </style:style>
    <style:style style:name="P33" style:family="paragraph" style:parent-style-name="Text_20_body">
      <style:text-properties officeooo:rsid="0013a459" officeooo:paragraph-rsid="0013a459"/>
    </style:style>
    <style:style style:name="P34" style:family="paragraph" style:parent-style-name="Text_20_body">
      <style:text-properties officeooo:rsid="0013a459" officeooo:paragraph-rsid="001574b7"/>
    </style:style>
    <style:style style:name="P35" style:family="paragraph" style:parent-style-name="Text_20_body">
      <style:text-properties officeooo:rsid="0015f708" officeooo:paragraph-rsid="0015f708"/>
    </style:style>
    <style:style style:name="P36" style:family="paragraph" style:parent-style-name="Text_20_body">
      <style:text-properties officeooo:rsid="0017c840" officeooo:paragraph-rsid="0017c840"/>
    </style:style>
    <style:style style:name="P37" style:family="paragraph" style:parent-style-name="Text_20_body">
      <style:text-properties officeooo:rsid="0017c840" officeooo:paragraph-rsid="00195b18"/>
    </style:style>
    <style:style style:name="P38" style:family="paragraph" style:parent-style-name="Text_20_body">
      <style:text-properties officeooo:rsid="00186dc2" officeooo:paragraph-rsid="00186dc2"/>
    </style:style>
    <style:style style:name="P39" style:family="paragraph" style:parent-style-name="Text_20_body">
      <style:text-properties officeooo:rsid="001b56ba" officeooo:paragraph-rsid="001b56ba"/>
    </style:style>
    <style:style style:name="P40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style:page-number="auto" fo:background-color="transparent"/>
      <style:text-properties style:font-name="Courier 10 Pitch" officeooo:rsid="0011dfb3" officeooo:paragraph-rsid="0011dfb3"/>
    </style:style>
    <style:style style:name="P41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fo:background-color="transparent"/>
      <style:text-properties style:font-name="Courier 10 Pitch" officeooo:rsid="0011dfb3" officeooo:paragraph-rsid="0013a459"/>
    </style:style>
    <style:style style:name="P42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fo:background-color="transparent"/>
      <style:text-properties style:font-name="Courier 10 Pitch" officeooo:rsid="0011dfb3" officeooo:paragraph-rsid="001449d7"/>
    </style:style>
    <style:style style:name="P43" style:family="paragraph" style:parent-style-name="Heading_20_2">
      <style:text-properties officeooo:paragraph-rsid="000f482b"/>
    </style:style>
    <style:style style:name="P44" style:family="paragraph" style:parent-style-name="Heading_20_2">
      <style:text-properties officeooo:rsid="000f482b" officeooo:paragraph-rsid="000f482b"/>
    </style:style>
    <style:style style:name="P45" style:family="paragraph" style:parent-style-name="Heading_20_2">
      <style:text-properties officeooo:rsid="000f482b" officeooo:paragraph-rsid="0010ab67"/>
    </style:style>
    <style:style style:name="P46" style:family="paragraph" style:parent-style-name="Heading_20_2">
      <style:text-properties officeooo:paragraph-rsid="00095cc3"/>
    </style:style>
    <style:style style:name="P47" style:family="paragraph" style:parent-style-name="Heading_20_2">
      <style:text-properties officeooo:rsid="0013a459" officeooo:paragraph-rsid="0013a459"/>
    </style:style>
    <style:style style:name="P48" style:family="paragraph" style:parent-style-name="Heading_20_2">
      <style:text-properties officeooo:rsid="0013a459" officeooo:paragraph-rsid="001574b7"/>
    </style:style>
    <style:style style:name="P49" style:family="paragraph" style:parent-style-name="Heading_20_2">
      <style:text-properties officeooo:rsid="0017c840" officeooo:paragraph-rsid="00195b18"/>
    </style:style>
    <style:style style:name="P50" style:family="paragraph" style:parent-style-name="Heading_20_2">
      <style:text-properties officeooo:rsid="0017c840" officeooo:paragraph-rsid="0017c840"/>
    </style:style>
    <style:style style:name="P51" style:family="paragraph" style:parent-style-name="Heading_20_2">
      <style:text-properties officeooo:paragraph-rsid="0017c840"/>
    </style:style>
    <style:style style:name="P52" style:family="paragraph" style:parent-style-name="Heading_20_2">
      <style:text-properties officeooo:paragraph-rsid="001b56ba"/>
    </style:style>
    <style:style style:name="P53" style:family="paragraph" style:parent-style-name="Heading_20_1">
      <style:text-properties officeooo:rsid="00084052" officeooo:paragraph-rsid="00084052"/>
    </style:style>
    <style:style style:name="P54" style:family="paragraph" style:parent-style-name="Text_20_body">
      <style:text-properties style:font-name="Courier 10 Pitch" fo:font-size="10pt" officeooo:rsid="00186dc2" officeooo:paragraph-rsid="00186dc2" style:font-size-asian="10pt" style:font-size-complex="10pt"/>
    </style:style>
    <style:style style:name="T1" style:family="text">
      <style:text-properties officeooo:rsid="00084052"/>
    </style:style>
    <style:style style:name="T2" style:family="text">
      <style:text-properties officeooo:rsid="00084c8f"/>
    </style:style>
    <style:style style:name="T3" style:family="text">
      <style:text-properties style:font-name="Courier 10 Pitch"/>
    </style:style>
    <style:style style:name="T4" style:family="text">
      <style:text-properties style:font-name="Courier 10 Pitch" fo:font-size="10pt" style:font-size-asian="10pt" style:font-size-complex="10pt"/>
    </style:style>
    <style:style style:name="T5" style:family="text">
      <style:text-properties style:font-name="Courier 10 Pitch" fo:font-size="10pt" officeooo:rsid="0009cf0f" style:font-size-asian="10pt" style:font-size-complex="10pt"/>
    </style:style>
    <style:style style:name="T6" style:family="text">
      <style:text-properties style:font-name="Courier 10 Pitch" fo:font-size="10pt" officeooo:rsid="000ccbb2" style:font-size-asian="10pt" style:font-size-complex="10pt"/>
    </style:style>
    <style:style style:name="T7" style:family="text">
      <style:text-properties style:font-name="Courier 10 Pitch" fo:font-size="10pt" officeooo:rsid="000d90b8" style:font-size-asian="10pt" style:font-size-complex="10pt"/>
    </style:style>
    <style:style style:name="T8" style:family="text">
      <style:text-properties style:font-name="Courier 10 Pitch" fo:font-size="10pt" officeooo:rsid="0015f708" style:font-size-asian="10pt" style:font-size-complex="10pt"/>
    </style:style>
    <style:style style:name="T9" style:family="text">
      <style:text-properties style:font-name="Courier 10 Pitch" fo:font-size="10pt" officeooo:rsid="001574b7" style:font-size-asian="10pt" style:font-size-complex="10pt"/>
    </style:style>
    <style:style style:name="T10" style:family="text">
      <style:text-properties style:font-name="Courier 10 Pitch" officeooo:rsid="00195b18"/>
    </style:style>
    <style:style style:name="T11" style:family="text">
      <style:text-properties officeooo:rsid="0008b6ab"/>
    </style:style>
    <style:style style:name="T12" style:family="text">
      <style:text-properties officeooo:rsid="00095cc3"/>
    </style:style>
    <style:style style:name="T13" style:family="text">
      <style:text-properties officeooo:rsid="0009cf0f"/>
    </style:style>
    <style:style style:name="T14" style:family="text">
      <style:text-properties officeooo:rsid="000bce64"/>
    </style:style>
    <style:style style:name="T15" style:family="text">
      <style:text-properties fo:font-weight="bold" officeooo:rsid="0009cf0f" style:font-weight-asian="bold" style:font-weight-complex="bold"/>
    </style:style>
    <style:style style:name="T16" style:family="text">
      <style:text-properties fo:font-weight="bold" officeooo:rsid="0015f708" style:font-weight-asian="bold" style:font-weight-complex="bold"/>
    </style:style>
    <style:style style:name="T17" style:family="text">
      <style:text-properties officeooo:rsid="000f482b"/>
    </style:style>
    <style:style style:name="T18" style:family="text">
      <style:text-properties officeooo:rsid="0010ab67"/>
    </style:style>
    <style:style style:name="T19" style:family="text">
      <style:text-properties officeooo:rsid="0011dfb3"/>
    </style:style>
    <style:style style:name="T20" style:family="text">
      <style:text-properties officeooo:rsid="0013a459"/>
    </style:style>
    <style:style style:name="T21" style:family="text">
      <style:text-properties officeooo:rsid="001449d7"/>
    </style:style>
    <style:style style:name="T22" style:family="text">
      <style:text-properties officeooo:rsid="001574b7"/>
    </style:style>
    <style:style style:name="T23" style:family="text">
      <style:text-properties officeooo:rsid="0015f708"/>
    </style:style>
    <style:style style:name="T24" style:family="text">
      <style:text-properties officeooo:rsid="0017c840"/>
    </style:style>
    <style:style style:name="T25" style:family="text">
      <style:text-properties officeooo:rsid="00186dc2"/>
    </style:style>
    <style:style style:name="T26" style:family="text">
      <style:text-properties fo:font-weight="normal" officeooo:rsid="0009cf0f" style:font-weight-asian="normal" style:font-weight-complex="normal"/>
    </style:style>
    <style:style style:name="T27" style:family="text">
      <style:text-properties fo:font-weight="normal" officeooo:rsid="00186dc2" style:font-weight-asian="normal" style:font-weight-complex="normal"/>
    </style:style>
    <style:style style:name="T28" style:family="text">
      <style:text-properties officeooo:rsid="00195b18"/>
    </style:style>
    <style:style style:name="T29" style:family="text">
      <style:text-properties officeooo:rsid="001b56ba"/>
    </style:style>
    <style:style style:name="T30" style:family="text">
      <style:text-properties officeooo:rsid="001c8a3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">b</text:span>iblio.grepsi.fr</text:p>
      <text:p text:style-name="P1">Analyse des trucs à développer</text:p>
      <text:p text:style-name="P1">Version <text:span text:style-name="T30">2</text:span> – 8 décembre 2016</text:p>
      <text:h text:style-name="P53" text:outline-level="1">Organisation</text:h>
      <text:p text:style-name="P1">Dans ce chapitre : Le plan du site</text:p>
      <text:h text:style-name="Heading_20_2" text:outline-level="2">Racine</text:h>
      <text:p text:style-name="P1">Uniquement les pages .php qui correspondent à des écrans</text:p>
      <text:p text:style-name="P1">index.php</text:p>
      <text:p text:style-name="P1">listelivre.php</text:p>
      <text:p text:style-name="P1">fichelivre.php</text:p>
      <text:p text:style-name="P1">inscription.php</text:p>
      <text:p text:style-name="P1">admin.php</text:p>
      <text:p text:style-name="P2">liste<text:span text:style-name="T2">utilisateur</text:span>.php</text:p>
      <text:p text:style-name="P2">fiche<text:span text:style-name="T2">utilisateur</text:span>.php</text:p>
      <text:h text:style-name="Heading_20_2" text:outline-level="2">Style</text:h>
      <text:p text:style-name="P1">Les fichiers .css</text:p>
      <text:h text:style-name="Heading_20_2" text:outline-level="2">Image</text:h>
      <text:p text:style-name="P1">Devine …</text:p>
      <text:h text:style-name="Heading_20_2" text:outline-level="2">Include</text:h>
      <text:p text:style-name="P1">constante.php</text:p>
      <text:p text:style-name="P1"><text:tab/>Le fichier qui contient les mots de passe, les valeurs en dur, ...</text:p>
      <text:p text:style-name="P1">outils.php</text:p>
      <text:p text:style-name="P1"><text:tab/>La <text:span text:style-name="T2">bibliothèques</text:span> des fonctions du chapitre Outils</text:p>
      <text:p text:style-name="P1">utilistateur.php</text:p>
      <text:p text:style-name="P2"><text:tab/>La <text:span text:style-name="T2">bibliothèques</text:span> des fonctions du chapitre <text:span text:style-name="T2">Utilisateur</text:span></text:p>
      <text:p text:style-name="P2"><text:span text:style-name="T2">livre</text:span>.php</text:p>
      <text:p text:style-name="P2"><text:tab/>La <text:span text:style-name="T2">bibliothèques</text:span> des fonctions du chapitre <text:span text:style-name="T2">Livre</text:span></text:p>
      <text:h text:style-name="Heading_20_1" text:outline-level="1"><text:soft-page-break/>Outils</text:h>
      <text:p text:style-name="P1">Dans ce chapitre : Les fonctions « techniques » (connexion à la base, toussa)</text:p>
      <text:h text:style-name="Heading_20_2" text:outline-level="2">connexion</text:h>
      <text:p text:style-name="P1">Fonction <text:span text:style-name="T2">qui permet de se connecter à la base de donnée.</text:span></text:p>
      <text:p text:style-name="P3">Entrée : Rien</text:p>
      <text:p text:style-name="P3">Sortie : Rien</text:p>
      <text:p text:style-name="P3">Utilise les constantes DB_Host, DB_Name, DB_Login et DB_Password du fichier <text:span text:style-name="T1">constante.php.</text:span></text:p>
      <text:p text:style-name="P3">Ne produit pas de résultat en sortie.</text:p>
      <text:p text:style-name="P3">Mais crée la variable $bdd.</text:p>
      <text:p text:style-name="P3">Si une fonction à besoin d’accéder à la base, faire un « <text:span text:style-name="T4">global $bdd ; </text:span>»</text:p>
      <text:h text:style-name="P43" text:outline-level="2">menu</text:h>
      <text:p text:style-name="P24">Fonction qui affiche le menu, a appeler dans chaque <text:span text:style-name="T17">écran.</text:span></text:p>
      <text:p text:style-name="P24">Entree : Rien</text:p>
      <text:p text:style-name="P24">Sortie : <text:span text:style-name="T12">chaîne HTML à afficher</text:span></text:p>
      <text:p text:style-name="P10">Composer &amp; renvoyer une chaîne HTML comme ça :</text:p>
      <text:p text:style-name="P10"><text:span text:style-name="T5">&lt;</text:span><text:span text:style-name="T6">nav</text:span><text:span text:style-name="T5">&gt;<text:line-break/><text:tab/></text:span><text:span text:style-name="T6">&lt;ul&gt;<text:line-break/><text:tab/><text:tab/>&lt;li&gt;&lt;a href="index.php"&gt;Acceuil&lt;/a&gt;&lt;/li&gt;</text:span><text:span text:style-name="T5"><text:line-break/></text:span><text:span text:style-name="T6"><text:tab/><text:tab/>&lt;li&gt;&lt;a href="listelivre.php"&gt;Livres&lt;/a&gt;&lt;/li&gt;</text:span></text:p>
      <text:p text:style-name="P10"><text:span text:style-name="T6">Si estConnecte()</text:span><text:span text:style-name="T5"><text:line-break/></text:span><text:span text:style-name="T6"><text:tab/><text:tab/>&lt;li&gt;&lt;a href="ficheUtilisateur.php?id=</text:span><text:span text:style-name="T7">§1</text:span><text:span text:style-name="T6">&gt;Profil&lt;/a&gt;&lt;/li&gt;</text:span></text:p>
      <text:p text:style-name="P14">Sinon</text:p>
      <text:p text:style-name="P10"><text:span text:style-name="T6"><text:tab/><text:tab/>&lt;li&gt;&lt;a href="</text:span><text:span text:style-name="T7">inscription</text:span><text:span text:style-name="T6">.php"&gt;</text:span><text:span text:style-name="T7">Se connecter</text:span><text:span text:style-name="T6">&lt;/a&gt;&lt;/li&gt;<text:line-break/><text:tab/></text:span><text:span text:style-name="T7">&lt;/ul&gt;</text:span><text:span text:style-name="T5"><text:line-break/></text:span><text:span text:style-name="T6">&lt;/nav&gt;</text:span></text:p>
      <text:p text:style-name="P31">ou §1 = $_SESSION[‘id’]</text:p>
      <text:h text:style-name="P44" text:outline-level="2">piedPage</text:h>
      <text:p text:style-name="P24">Fonction qui affiche le <text:span text:style-name="T18">pied de page</text:span>, a appeler dans chaque <text:span text:style-name="T17">écran.</text:span></text:p>
      <text:p text:style-name="P24"><text:span text:style-name="T18">Entrée</text:span> : Rien</text:p>
      <text:p text:style-name="P24">Sortie : <text:span text:style-name="T12">chaîne HTML à afficher</text:span></text:p>
      <text:p text:style-name="P22">&lt;footer&gt;Site réalisé à la main par un boy’z band&lt;/footer&gt;</text:p>
      <text:h text:style-name="Heading_20_2" text:outline-level="2"><text:soft-page-break/>index.php</text:h>
      <text:p text:style-name="P25"><text:span text:style-name="T19">Écran</text:span> <text:span text:style-name="T19">d’accueil</text:span> du site</text:p>
      <text:p text:style-name="P25">en haut → Appel le menu</text:p>
      <text:p text:style-name="P25">Au milieu → <text:span text:style-name="T18">Si estConnecte()</text:span></text:p>
      <text:p text:style-name="P26"><text:tab/><text:span text:style-name="T18">$liste = getFavori($_SESSION[‘id’], Taille_Caroussel)</text:span></text:p>
      <text:p text:style-name="P29">sinon</text:p>
      <text:p text:style-name="P30"><text:tab/>$liste = getRandom(Taille_Caroussel)</text:p>
      <text:p text:style-name="P29">afficheCarrousel($liste)</text:p>
      <text:p text:style-name="P25">En bas → Appel piedPage</text:p>
      <text:p text:style-name="P25"/>
      <text:p text:style-name="P32">=&gt; Attention, créer la constante <text:span text:style-name="T18">Taille_Caroussel </text:span></text:p>
      <text:p text:style-name="P32">=&gt; Attention, Si cette fonction est &gt; taille table objet, ça plante !</text:p>
      <text:h text:style-name="P45" text:outline-level="2">getRandom</text:h>
      <text:p text:style-name="P5">Fonction qui <text:span text:style-name="T19">tire au sort les livres</text:span>.</text:p>
      <text:p text:style-name="P5">Entrée : <text:span text:style-name="T19">Nb, le nombre de livres à choisir</text:span></text:p>
      <text:p text:style-name="P5">Sortie : <text:span text:style-name="T19">Un tableau d’id de livres</text:span></text:p>
      <text:p text:style-name="P40">Crée tab, un tableau vide<text:line-break/>cpt = 0<text:line-break/>limite = la taille de la table livre (select count(*) from objet)<text:line-break/>Boucle tant que cpt &lt; Nb<text:line-break/><text:tab/>test = rand(1, limite)<text:line-break/><text:tab/>Si test n’est pas dans tab<text:line-break/><text:tab/><text:tab/>cpt++<text:line-break/><text:tab/><text:tab/>tab[] = test<text:line-break/><text:tab/>finsi<text:line-break/>Finboucle<text:line-break/>retourne tab</text:p>
      <text:h text:style-name="Heading_20_1" text:outline-level="1">Utilisateur</text:h>
      <text:p text:style-name="P1">Dans ce chapitre : Les fonctions liés à la gestion des utilisateurs</text:p>
      <text:h text:style-name="P46" text:outline-level="2">estConne<text:span text:style-name="T19">c</text:span>te</text:h>
      <text:p text:style-name="P4">Fonction qui dit si un utilisateur est connecté ou pas.</text:p>
      <text:p text:style-name="P4">Entrée : Rien</text:p>
      <text:p text:style-name="P4"><text:soft-page-break/>Sortie : True si il est connecté, false sinon</text:p>
      <text:p text:style-name="P4">Teste la variable $_SESSION[‘id’].</text:p>
      <text:p text:style-name="P4"><text:tab/>Si existe répond vrai</text:p>
      <text:p text:style-name="P4"><text:tab/>Sinon répond faux</text:p>
      <text:h text:style-name="P46" text:outline-level="2">est<text:span text:style-name="T11">Admin</text:span></text:h>
      <text:p text:style-name="P4">Fonction qui dit si un utilisateur est administrateur ou pas.</text:p>
      <text:p text:style-name="P4">Entrée : Rien</text:p>
      <text:p text:style-name="P4">Sortie : True si il est admin, false sinon</text:p>
      <text:p text:style-name="P4">Teste la variable $_SESSION[‘admin’].</text:p>
      <text:p text:style-name="P4"><text:tab/>Si est vrai répond vrai</text:p>
      <text:p text:style-name="P4"><text:tab/>Sinon (si n’existe pas ou != vrai) répond faux</text:p>
      <text:h text:style-name="P47" text:outline-level="2">getFavoriteCategorie</text:h>
      <text:p text:style-name="P6">Fonction qui dit <text:span text:style-name="T20">calcule la categorie la plus réservée pour </text:span>un utilisateur.</text:p>
      <text:p text:style-name="P6">Entrée : <text:span text:style-name="T20">idUtilisateur</text:span></text:p>
      <text:p text:style-name="P6">Sortie : <text:span text:style-name="T20">idCategorie</text:span></text:p>
      <text:p text:style-name="P33">Attention, cette fonction doit TOUJOURS renvoyer un code catégorie, même si l’utilisateur n’a pas de réservations</text:p>
      <text:p text:style-name="P15">select count(*) as cpt, a.idCategorie<text:line-break/>from apartient a, objet o, reservation r<text:line-break/>where ap.idObjet = o.idObjet<text:line-break/>and o.idObjet = r.idObjet<text:line-break/>and r.idUtilisateur = le paramétre<text:line-break/>group by idCategorie<text:line-break/>order by cpt desc<text:line-break/>limit 1</text:p>
      <text:p text:style-name="P33">retourner idCategorie</text:p>
      <text:h text:style-name="P48" text:outline-level="2">get<text:span text:style-name="T22">LivresBy</text:span>Cat</text:h>
      <text:p text:style-name="P7">Fonction qui dit <text:span text:style-name="T22">renvoi un tableau d’Id de livres d’une catégorie</text:span></text:p>
      <text:p text:style-name="P7">Entrée : <text:span text:style-name="T20">idCategorie</text:span></text:p>
      <text:p text:style-name="P7">Sortie : <text:span text:style-name="T22">tableau d’IdObjets</text:span></text:p>
      <text:p text:style-name="P34"><text:span text:style-name="T4">select </text:span><text:span text:style-name="T9">idObjet</text:span><text:span text:style-name="T4"><text:line-break/>from apartient<text:line-break/>where id</text:span><text:span text:style-name="T9">Categorie</text:span><text:span text:style-name="T4"> = le paramétre</text:span></text:p>
      <text:p text:style-name="P16"><text:soft-page-break/></text:p>
      <text:p text:style-name="P17">tab = tableau vide</text:p>
      <text:p text:style-name="P17">tantque la requere renvoi un resultat</text:p>
      <text:p text:style-name="P17"><text:tab/>tab[] = idObjet<text:line-break/>fin tant que</text:p>
      <text:p text:style-name="P17">retournet tab</text:p>
      <text:h text:style-name="Heading_20_2" text:outline-level="2">getFavori</text:h>
      <text:p text:style-name="P5">Fonction qui <text:span text:style-name="T19">prévois les livres qu’un utilisateur vas vouloir lire (et qui compléte avec du random si besoin)</text:span></text:p>
      <text:p text:style-name="P5">Entrée : <text:span text:style-name="T19">Id, Id utilisateur</text:span></text:p>
      <text:p text:style-name="P5">Entrée : <text:span text:style-name="T19">Nb, le nombre de livres à choisir</text:span></text:p>
      <text:p text:style-name="P5">Sortie : <text:span text:style-name="T19">Un tableau d’id de livres</text:span></text:p>
      <text:p text:style-name="P41">Crée tab, un tableau vide</text:p>
      <text:p text:style-name="P42"><text:span text:style-name="T20">cat = getFavoriteCategorie(Id)</text:span><text:line-break/>cpt = 0<text:line-break/><text:span text:style-name="T20">livres = getLivreByCat(cat)</text:span><text:line-break/><text:span text:style-name="T20">melanger livres (</text:span><text:a xlink:type="simple" xlink:href="http://php.net/manual/fr/function.shuffle.php" text:style-name="Internet_20_link" text:visited-style-name="Visited_20_Internet_20_Link"><text:span text:style-name="T20">http://php.net/manual/fr/function.shuffle.php</text:span></text:a><text:span text:style-name="T20">)<text:line-break/>pour i = 1 à min(Nb, taille(livres)<text:line-break/></text:span><text:tab/><text:span text:style-name="T21">tab[I] = livres[I]<text:line-break/>FinPour<text:line-break/>si tailles(tab) &lt; Nb<text:line-break/><text:tab/>tab2 = getRandom(Nb – tailles(tab))<text:line-break/><text:tab/>ajouter tab2 à tab (</text:span><text:a xlink:type="simple" xlink:href="http://php.net/manual/fr/function.array-merge.php" text:style-name="Internet_20_link" text:visited-style-name="Visited_20_Internet_20_Link"><text:span text:style-name="T21">http://php.net/manual/fr/function.array-merge.php</text:span></text:a><text:span text:style-name="T21">)<text:line-break/>finsi</text:span><text:line-break/>retourne tab</text:p>
      <text:h text:style-name="Heading_20_2" text:outline-level="2">afficheCarrousel</text:h>
      <text:p text:style-name="P8">Fonction qui dit <text:span text:style-name="T23">génère un carrousel / diaporama de livres</text:span></text:p>
      <text:p text:style-name="P35">NOTE : Dans un premier temps, juste une suite de divs, on ajoutera du javascript plus tard ...</text:p>
      <text:p text:style-name="P8">Entrée : <text:span text:style-name="T23">TableauId : Un tableau d’IdObjet</text:span></text:p>
      <text:p text:style-name="P8">Sortie : <text:span text:style-name="T23">Une chaine HTML à afficher</text:span></text:p>
      <text:p text:style-name="P8"/>
      <text:p text:style-name="P11">Composer &amp; renvoyer une chaîne HTML comme ça :</text:p>
      <text:p text:style-name="P11"><text:soft-page-break/><text:span text:style-name="T5">&lt;div class="</text:span><text:span text:style-name="T8">Carrousel</text:span><text:span text:style-name="T5">"&gt;</text:span><text:span text:style-name="T13"><text:line-break/></text:span><text:span text:style-name="T5"><text:tab/></text:span><text:span text:style-name="T8">afficheLivre(*)</text:span><text:span text:style-name="T13"><text:tab/></text:span><text:span text:style-name="T15">* </text:span><text:span text:style-name="T16">pour chaque livre du tableau en entrée</text:span><text:span text:style-name="T13"><text:line-break/></text:span><text:span text:style-name="T5">&lt;/div&gt;</text:span></text:p>
      <text:h text:style-name="Heading_20_1" text:outline-level="1">Livre</text:h>
      <text:p text:style-name="P1">Dans ce chapitre : Les fonctions liés à la gestion des <text:span text:style-name="T12">Livres</text:span></text:p>
      <text:h text:style-name="Heading_20_2" text:outline-level="2">afficheLivre</text:h>
      <text:p text:style-name="P4">Fonction <text:span text:style-name="T12">permet d’afficher les infos d’un livre</text:span>.</text:p>
      <text:p text:style-name="P4">Entrée : <text:span text:style-name="T12">id d’un livre</text:span></text:p>
      <text:p text:style-name="P4">Sortie : <text:span text:style-name="T12">chaîne HTML à afficher</text:span></text:p>
      <text:p text:style-name="P38">livre = getLivre(Le paramétre)</text:p>
      <text:p text:style-name="P9">Composer <text:span text:style-name="T14">&amp; renvoyer </text:span>une chaîne HTML comme ça :</text:p>
      <text:p text:style-name="P18">&lt;div id="Objet_§1" class="Livre"&gt;<text:line-break/><text:tab/><text:span text:style-name="T13">&lt;a href="fichelivre.php?id=§1"&gt;</text:span><text:line-break/><text:tab/><text:tab/>&lt;div class="PhotoLivre"&gt;&lt;img src="§4" alt="§2" /&gt;&lt;/div&gt;<text:line-break/><text:tab/><text:tab/><text:span text:style-name="T13">&lt;div class="TitreLivre"&gt;§3&lt;/div&gt;<text:line-break/></text:span><text:tab/><text:tab/><text:span text:style-name="T13">&lt;div class="AuteurLivre"&gt;§4&lt;/div&gt;<text:line-break/><text:tab/><text:tab/>&lt;div class="TagLivre"&gt;<text:line-break/><text:tab/><text:tab/><text:tab/>&lt;div class="Tag"&gt;§6&lt;/div&gt;</text:span><text:span text:style-name="T15"> / pour chaque $livre[‘tag’]<text:line-break/></text:span><text:span text:style-name="T26"><text:tab/><text:tab/></text:span><text:span text:style-name="T27">&lt;/div&gt;</text:span><text:span text:style-name="T13"><text:line-break/></text:span><text:tab/><text:tab/><text:span text:style-name="T13">&lt;div class="InfoLivre"&gt;§5&lt;/div&gt;<text:line-break/><text:tab/><text:tab/>&lt;/div&gt;<text:line-break/><text:tab/>&lt;/a&gt;<text:line-break/></text:span>&lt;/div&gt;</text:p>
      <text:p text:style-name="P9">ou </text:p>
      <text:p text:style-name="P9">§1 : <text:span text:style-name="T25">livre[‘id’]</text:span></text:p>
      <text:p text:style-name="P12">§2 : <text:span text:style-name="T25">livre[‘ISBN’]</text:span></text:p>
      <text:p text:style-name="P12">§3 : <text:span text:style-name="T25">livre[‘titre’]</text:span></text:p>
      <text:p text:style-name="P12">§4 : <text:span text:style-name="T25">livre[‘image’]</text:span></text:p>
      <text:p text:style-name="P12">§<text:span text:style-name="T13">5</text:span> : <text:span text:style-name="T25">livre[‘resume’]</text:span></text:p>
      <text:p text:style-name="P23">§6 : <text:span text:style-name="T25">livre[‘tag’][‘nom’]</text:span></text:p>
      <text:p text:style-name="P23"/>
      <text:p text:style-name="P23">Attention, si l’info est absente, générer quand même le div vide.</text:p>
      <text:h text:style-name="P49" text:outline-level="2">getCategorie</text:h>
      <text:p text:style-name="P37">Fonction qui charge un tableau avec toutes les <text:span text:style-name="T28">categories</text:span> d’un livre</text:p>
      <text:p text:style-name="P37"><text:soft-page-break/>Entrée : IdObjet</text:p>
      <text:p text:style-name="P37">Sortie : Tableau</text:p>
      <text:p text:style-name="P13">Lire dans l<text:span text:style-name="T28">es</text:span> table<text:span text:style-name="T28">s</text:span> <text:span text:style-name="T28">Appartient &amp; Catégorie </text:span>les infos sur le livre dont l’IDObjet est reçu en paramètre</text:p>
      <text:p text:style-name="P19">Select <text:span text:style-name="T28">c.idCategorie, c.libelle<text:line-break/>from categorie c, appartient a<text:line-break/>where c.idCategorie = a.idCategorie<text:line-break/>and a.idObjet = le parametre<text:line-break/></text:span></text:p>
      <text:p text:style-name="P20">Pour chaque ligne,</text:p>
      <text:p text:style-name="P21"><text:span text:style-name="T3">tab[‘id’] = </text:span><text:span text:style-name="T10">c.idCategorie</text:span><text:line-break/>tab[‘<text:span text:style-name="T28">nom</text:span>‘] = <text:span text:style-name="T28">c.libelle</text:span></text:p>
      <text:p text:style-name="P21"/>
      <text:p text:style-name="P20">Retourner Tab</text:p>
      <text:h text:style-name="P50" text:outline-level="2">getLivre</text:h>
      <text:p text:style-name="P36">Fonction qui charge un tableau avec toutes les infos d’un livre</text:p>
      <text:p text:style-name="P36">Entrée : IdObjet</text:p>
      <text:p text:style-name="P36">Sortie : Tableau</text:p>
      <text:p text:style-name="P12">Lire dans la table Objet les infos sur le livre dont l’IDObjet est reçu en paramètre</text:p>
      <text:p text:style-name="P18">Select o.ISBN, o.titre, o.image, o.resume, o.image, a.nom<text:line-break/>from objet o, auteur a<text:line-break/>where o.IDAuteur = A.IDAuteur<text:line-break/>and O.IDObjet = <text:span text:style-name="T25">le parametre</text:span></text:p>
      <text:p text:style-name="P38"><text:span text:style-name="T4">tab[‘id’] = le parametre<text:line-break/>tab[‘ISBN‘] = O.ISBN<text:line-break/>tab[‘titre’] = O.titre<text:line-break/>tab[‘image’] = O.image<text:line-break/>tab[‘resume’] = O.resume<text:line-break/>tab[‘auteur’] = a.nom<text:line-break/>tab[‘tag’] = getCategories(le parametre)</text:span></text:p>
      <text:p text:style-name="P54">retourner tab</text:p>
      <text:h text:style-name="P51" text:outline-level="2"><text:span text:style-name="T24">ficheLivre</text:span>.php</text:h>
      <text:p text:style-name="P27"><text:span text:style-name="T19">Écran</text:span> <text:span text:style-name="T24">qui affiche le détail d’un livre</text:span></text:p>
      <text:p text:style-name="P36">NOTE : Pour l’instant, c’est sommaire … on complétera plus tard</text:p>
      <text:p text:style-name="P36"/>
      <text:p text:style-name="P36">Si $_GET[‘livre’] n’existe pas =&gt; die("Manipulation interdite !")</text:p>
      <text:p text:style-name="P36"><text:soft-page-break/>livre = getLivre($_GET[‘livre’]) ;</text:p>
      <text:p text:style-name="P27">en haut → Appel le menu</text:p>
      <text:p text:style-name="P36">au milieu </text:p>
      <text:p text:style-name="P36"><text:tab/>&lt;h1&gt;livre[‘titre’]&lt;/h1&gt;</text:p>
      <text:p text:style-name="P36"><text:tab/>→ appel AfficheLivre(livre[‘id’])</text:p>
      <text:p text:style-name="P27">En bas → Appel piedPage</text:p>
      <text:h text:style-name="P52" text:outline-level="2"><text:span text:style-name="T29">listeLivre</text:span>.php</text:h>
      <text:p text:style-name="P28"><text:span text:style-name="T19">Écran</text:span> <text:span text:style-name="T24">qui affiche la liste de tout les livres disponibles</text:span></text:p>
      <text:p text:style-name="P39">Et pour chaque un lin vers ficheLivre.php</text:p>
      <text:p text:style-name="P39">… a complé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8T09:19:25.933924832</meta:creation-date>
    <dc:date>2016-12-08T11:43:33.266517497</dc:date>
    <meta:editing-duration>PT1H8M58S</meta:editing-duration>
    <meta:editing-cycles>17</meta:editing-cycles>
    <meta:generator>LibreOffice/5.1.4.2$Linux_X86_64 LibreOffice_project/10m0$Build-2</meta:generator>
    <meta:document-statistic meta:table-count="0" meta:image-count="0" meta:object-count="0" meta:page-count="8" meta:paragraph-count="162" meta:word-count="1045" meta:character-count="6818" meta:non-whitespace-character-count="5852"/>
  </office:meta>
</office:document-meta>
</file>